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9e3" officeooo:paragraph-rsid="000e39e3"/>
    </style:style>
    <style:style style:name="P2" style:family="paragraph" style:parent-style-name="Standard">
      <style:text-properties fo:font-weight="bold" officeooo:rsid="000e39e3" officeooo:paragraph-rsid="000e39e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3.12.18</text:p>
      <text:p text:style-name="P2">Paul Morgenthaler / Max</text:p>
      <text:p text:style-name="P1"/>
      <text:p text:style-name="P1">Aussortieren der Sounddateien und Umbennenung der Datein passend zu ihrem Verwendungszwe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4S</meta:editing-duration>
    <meta:editing-cycles>3</meta:editing-cycles>
    <meta:generator>LibreOffice/5.4.2.2$Windows_X86_64 LibreOffice_project/22b09f6418e8c2d508a9eaf86b2399209b0990f4</meta:generator>
    <dc:date>2018-12-03T16:50:00.711000000</dc:date>
    <meta:document-statistic meta:table-count="0" meta:image-count="0" meta:object-count="0" meta:page-count="1" meta:paragraph-count="3" meta:word-count="16" meta:character-count="122" meta:non-whitespace-character-count="109"/>
    <meta:user-defined meta:name="Info 1"/>
    <meta:user-defined meta:name="Info 2"/>
    <meta:user-defined meta:name="Info 3"/>
    <meta:user-defined meta:name="Info 4"/>
  </office:meta>
</office:document-meta>
</file>